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09"/>
  </office:automatic-styles>
  <office:body>
    <office:spreadsheet>
      <table:table table:name="Munkalap1" table:style-name="ta1" table:print="false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office:value-type="float" office:value="30.68">
            <text:p>30,68</text:p>
          </table:table-cell>
          <table:table-cell table:formula="of:=PI()/180*[.A1]" office:value-type="float" office:value="0.53546701451186">
            <text:p>0,5354670145</text:p>
          </table:table-cell>
          <table:table-cell table:formula="of:=SIN([.B1]/2)" office:value-type="float" office:value="0.264546373717478">
            <text:p>0,2645463737</text:p>
          </table:table-cell>
          <table:table-cell table:formula="of:=[.$B$13]/(2*[.C1])" office:value-type="float" office:value="0.291404485787161">
            <text:p>0,2914044858</text:p>
          </table:table-cell>
          <table:table-cell table:formula="of:=1/([.D1]*[.D1])" office:value-type="float" office:value="11.7762640310102">
            <text:p>11,776264031</text:p>
          </table:table-cell>
          <table:table-cell office:value-type="float" office:value="1">
            <text:p>1</text:p>
          </table:table-cell>
          <table:table-cell table:formula="of:=[.E1]/[.F1]" office:value-type="float" office:value="11.7762640310102">
            <text:p>11,776264031</text:p>
          </table:table-cell>
          <table:table-cell table:formula="of:=[.E1]/[.$G$13]" office:value-type="float" office:value="0.996941748866399">
            <text:p>0,997</text:p>
          </table:table-cell>
        </table:table-row>
        <table:table-row table:style-name="ro1">
          <table:table-cell office:value-type="float" office:value="43.97">
            <text:p>43,97</text:p>
          </table:table-cell>
          <table:table-cell table:formula="of:=PI()/180*[.A2]" office:value-type="float" office:value="0.767421272101907">
            <text:p>0,7674212721</text:p>
          </table:table-cell>
          <table:table-cell table:formula="of:=SIN([.B2]/2)" office:value-type="float" office:value="0.374363844415616">
            <text:p>0,3743638444</text:p>
          </table:table-cell>
          <table:table-cell table:formula="of:=[.$B$13]/(2*[.C2])" office:value-type="float" office:value="0.205922663606412">
            <text:p>0,2059226636</text:p>
          </table:table-cell>
          <table:table-cell table:formula="of:=1/([.D2]*[.D2])" office:value-type="float" office:value="23.5826011359128">
            <text:p>23,5826011359</text:p>
          </table:table-cell>
          <table:table-cell office:value-type="float" office:value="2">
            <text:p>2</text:p>
          </table:table-cell>
          <table:table-cell table:formula="of:=[.E2]/[.F2]" office:value-type="float" office:value="11.7913005679564">
            <text:p>11,791300568</text:p>
          </table:table-cell>
          <table:table-cell table:formula="of:=[.E2]/[.$G$13]" office:value-type="float" office:value="1.99642939028422">
            <text:p>1,996</text:p>
          </table:table-cell>
        </table:table-row>
        <table:table-row table:style-name="ro1">
          <table:table-cell office:value-type="float" office:value="54.68">
            <text:p>54,68</text:p>
          </table:table-cell>
          <table:table-cell table:formula="of:=PI()/180*[.A3]" office:value-type="float" office:value="0.954346034990499">
            <text:p>0,954346035</text:p>
          </table:table-cell>
          <table:table-cell table:formula="of:=SIN([.B3]/2)" office:value-type="float" office:value="0.459269814523802">
            <text:p>0,4592698145</text:p>
          </table:table-cell>
          <table:table-cell table:formula="of:=[.$B$13]/(2*[.C3])" office:value-type="float" office:value="0.167853400249985">
            <text:p>0,1678534002</text:p>
          </table:table-cell>
          <table:table-cell table:formula="of:=1/([.D3]*[.D3])" office:value-type="float" office:value="35.4927551787205">
            <text:p>35,4927551787</text:p>
          </table:table-cell>
          <table:table-cell office:value-type="float" office:value="3">
            <text:p>3</text:p>
          </table:table-cell>
          <table:table-cell table:formula="of:=[.E3]/[.F3]" office:value-type="float" office:value="11.8309183929068">
            <text:p>11,8309183929</text:p>
          </table:table-cell>
          <table:table-cell table:formula="of:=[.E3]/[.$G$13]" office:value-type="float" office:value="3.00470584956181">
            <text:p>3,005</text:p>
          </table:table-cell>
        </table:table-row>
        <table:table-row table:style-name="ro1">
          <table:table-cell office:value-type="float" office:value="63.97">
            <text:p>63,97</text:p>
          </table:table-cell>
          <table:table-cell table:formula="of:=PI()/180*[.A4]" office:value-type="float" office:value="1.11648712250077">
            <text:p>1,1164871225</text:p>
          </table:table-cell>
          <table:table-cell table:formula="of:=SIN([.B4]/2)" office:value-type="float" office:value="0.529697227603296">
            <text:p>0,5296972276</text:p>
          </table:table-cell>
          <table:table-cell table:formula="of:=[.$B$13]/(2*[.C4])" office:value-type="float" office:value="0.145535970329327">
            <text:p>0,1455359703</text:p>
          </table:table-cell>
          <table:table-cell table:formula="of:=1/([.D4]*[.D4])" office:value-type="float" office:value="47.2127511850075">
            <text:p>47,212751185</text:p>
          </table:table-cell>
          <table:table-cell office:value-type="float" office:value="4">
            <text:p>4</text:p>
          </table:table-cell>
          <table:table-cell table:formula="of:=[.E4]/[.F4]" office:value-type="float" office:value="11.8031877962519">
            <text:p>11,8031877963</text:p>
          </table:table-cell>
          <table:table-cell table:formula="of:=[.E4]/[.$G$13]" office:value-type="float" office:value="3.99688412311677">
            <text:p>3,997</text:p>
          </table:table-cell>
        </table:table-row>
        <table:table-row table:style-name="ro1">
          <table:table-cell office:value-type="float" office:value="72.67">
            <text:p>72,67</text:p>
          </table:table-cell>
          <table:table-cell table:formula="of:=PI()/180*[.A5]" office:value-type="float" office:value="1.26833076742428">
            <text:p>1,2683307674</text:p>
          </table:table-cell>
          <table:table-cell table:formula="of:=SIN([.B5]/2)" office:value-type="float" office:value="0.592505381883976">
            <text:p>0,5925053819</text:p>
          </table:table-cell>
          <table:table-cell table:formula="of:=[.$B$13]/(2*[.C5])" office:value-type="float" office:value="0.130108522820297">
            <text:p>0,1301085228</text:p>
          </table:table-cell>
          <table:table-cell table:formula="of:=1/([.D5]*[.D5])" office:value-type="float" office:value="59.0729293758809">
            <text:p>59,0729293759</text:p>
          </table:table-cell>
          <table:table-cell office:value-type="float" office:value="5">
            <text:p>5</text:p>
          </table:table-cell>
          <table:table-cell table:formula="of:=[.E5]/[.F5]" office:value-type="float" office:value="11.8145858751762">
            <text:p>11,8145858752</text:p>
          </table:table-cell>
          <table:table-cell table:formula="of:=[.E5]/[.$G$13]" office:value-type="float" office:value="5.00092978278785">
            <text:p>5,0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PI()/180*[.A6]" office:value-type="float" office:value="1.41371669411541">
            <text:p>1,4137166941</text:p>
          </table:table-cell>
          <table:table-cell table:formula="of:=SIN([.B6]/2)" office:value-type="float" office:value="0.649448048330184">
            <text:p>0,6494480483</text:p>
          </table:table-cell>
          <table:table-cell table:formula="of:=[.$B$13]/(2*[.C6])" office:value-type="float" office:value="0.118700795542012">
            <text:p>0,1187007955</text:p>
          </table:table-cell>
          <table:table-cell table:formula="of:=1/([.D6]*[.D6])" office:value-type="float" office:value="70.972930979216">
            <text:p>70,9729309792</text:p>
          </table:table-cell>
          <table:table-cell office:value-type="float" office:value="6">
            <text:p>6</text:p>
          </table:table-cell>
          <table:table-cell table:formula="of:=[.E6]/[.F6]" office:value-type="float" office:value="11.8288218298693">
            <text:p>11,8288218299</text:p>
          </table:table-cell>
          <table:table-cell table:formula="of:=[.E6]/[.$G$13]" office:value-type="float" office:value="6.00834676823431">
            <text:p>6,008</text:p>
          </table:table-cell>
        </table:table-row>
        <table:table-row table:style-name="ro1">
          <table:table-cell office:value-type="float" office:value="97.12">
            <text:p>97,12</text:p>
          </table:table-cell>
          <table:table-cell table:formula="of:=PI()/180*[.A7]" office:value-type="float" office:value="1.69506376953689">
            <text:p>1,6950637695</text:p>
          </table:table-cell>
          <table:table-cell table:formula="of:=SIN([.B7]/2)" office:value-type="float" office:value="0.749649204093155">
            <text:p>0,7496492041</text:p>
          </table:table-cell>
          <table:table-cell table:formula="of:=[.$B$13]/(2*[.C7])" office:value-type="float" office:value="0.102834765353023">
            <text:p>0,1028347654</text:p>
          </table:table-cell>
          <table:table-cell table:formula="of:=1/([.D7]*[.D7])" office:value-type="float" office:value="94.5627464283619">
            <text:p>94,5627464284</text:p>
          </table:table-cell>
          <table:table-cell office:value-type="float" office:value="8">
            <text:p>8</text:p>
          </table:table-cell>
          <table:table-cell table:formula="of:=[.E7]/[.F7]" office:value-type="float" office:value="11.8203433035452">
            <text:p>11,8203433035</text:p>
          </table:table-cell>
          <table:table-cell table:formula="of:=[.E7]/[.$G$13]" office:value-type="float" office:value="8.00538689975468">
            <text:p>8,005</text:p>
          </table:table-cell>
        </table:table-row>
        <table:table-row table:style-name="ro1">
          <table:table-cell office:value-type="float" office:value="105.31">
            <text:p>105,31</text:p>
          </table:table-cell>
          <table:table-cell table:formula="of:=PI()/180*[.A8]" office:value-type="float" office:value="1.83800623527523">
            <text:p>1,8380062353</text:p>
          </table:table-cell>
          <table:table-cell table:formula="of:=SIN([.B8]/2)" office:value-type="float" office:value="0.794997293383213">
            <text:p>0,7949972934</text:p>
          </table:table-cell>
          <table:table-cell table:formula="of:=[.$B$13]/(2*[.C8])" office:value-type="float" office:value="0.0969688835944757">
            <text:p>0,0969688836</text:p>
          </table:table-cell>
          <table:table-cell table:formula="of:=1/([.D8]*[.D8])" office:value-type="float" office:value="106.349440346259">
            <text:p>106,3494403463</text:p>
          </table:table-cell>
          <table:table-cell office:value-type="float" office:value="9">
            <text:p>9</text:p>
          </table:table-cell>
          <table:table-cell table:formula="of:=[.E8]/[.F8]" office:value-type="float" office:value="11.8166044829176">
            <text:p>11,8166044829</text:p>
          </table:table-cell>
          <table:table-cell table:formula="of:=[.E8]/[.$G$13]" office:value-type="float" office:value="9.00321161028413">
            <text:p>9,003</text:p>
          </table:table-cell>
        </table:table-row>
        <table:table-row table:style-name="ro1">
          <table:table-cell office:value-type="float" office:value="113.87">
            <text:p>113,87</text:p>
          </table:table-cell>
          <table:table-cell table:formula="of:=PI()/180*[.A9]" office:value-type="float" office:value="1.98740641924594">
            <text:p>1,9874064192</text:p>
          </table:table-cell>
          <table:table-cell table:formula="of:=SIN([.B9]/2)" office:value-type="float" office:value="0.838052155004167">
            <text:p>0,838052155</text:p>
          </table:table-cell>
          <table:table-cell table:formula="of:=[.$B$13]/(2*[.C9])" office:value-type="float" office:value="0.0919871150496793">
            <text:p>0,091987115</text:p>
          </table:table-cell>
          <table:table-cell table:formula="of:=1/([.D9]*[.D9])" office:value-type="float" office:value="118.180548968793">
            <text:p>118,1805489688</text:p>
          </table:table-cell>
          <table:table-cell office:value-type="float" office:value="10">
            <text:p>10</text:p>
          </table:table-cell>
          <table:table-cell table:formula="of:=[.E9]/[.F9]" office:value-type="float" office:value="11.8180548968793">
            <text:p>11,8180548969</text:p>
          </table:table-cell>
          <table:table-cell table:formula="of:=[.E9]/[.$G$13]" office:value-type="float" office:value="10.0047963310511">
            <text:p>10,005</text:p>
          </table:table-cell>
        </table:table-row>
        <table:table-row table:style-name="ro1">
          <table:table-cell office:value-type="float" office:value="123.1">
            <text:p>123,1</text:p>
          </table:table-cell>
          <table:table-cell table:formula="of:=PI()/180*[.A10]" office:value-type="float" office:value="2.14850030920502">
            <text:p>2,1485003092</text:p>
          </table:table-cell>
          <table:table-cell table:formula="of:=SIN([.B10]/2)" office:value-type="float" office:value="0.879233177551447">
            <text:p>0,8792331776</text:p>
          </table:table-cell>
          <table:table-cell table:formula="of:=[.$B$13]/(2*[.C10])" office:value-type="float" office:value="0.0876786749729871">
            <text:p>0,087678675</text:p>
          </table:table-cell>
          <table:table-cell table:formula="of:=1/([.D10]*[.D10])" office:value-type="float" office:value="130.080453999512">
            <text:p>130,0804539995</text:p>
          </table:table-cell>
          <table:table-cell office:value-type="float" office:value="11">
            <text:p>11</text:p>
          </table:table-cell>
          <table:table-cell table:formula="of:=[.E10]/[.F10]" office:value-type="float" office:value="11.8254958181374">
            <text:p>11,8254958181</text:p>
          </table:table-cell>
          <table:table-cell table:formula="of:=[.E10]/[.$G$13]" office:value-type="float" office:value="11.0122051409613">
            <text:p>11,012</text:p>
          </table:table-cell>
        </table:table-row>
        <table:table-row table:style-name="ro1">
          <table:table-cell office:value-type="float" office:value="133.2">
            <text:p>133,2</text:p>
          </table:table-cell>
          <table:table-cell table:formula="of:=PI()/180*[.A11]" office:value-type="float" office:value="2.32477856365645">
            <text:p>2,3247785637</text:p>
          </table:table-cell>
          <table:table-cell table:formula="of:=SIN([.B11]/2)" office:value-type="float" office:value="0.917754625683981">
            <text:p>0,9177546257</text:p>
          </table:table-cell>
          <table:table-cell table:formula="of:=[.$B$13]/(2*[.C11])" office:value-type="float" office:value="0.0839984870057687">
            <text:p>0,083998487</text:p>
          </table:table-cell>
          <table:table-cell table:formula="of:=1/([.D11]*[.D11])" office:value-type="float" office:value="141.728461542726">
            <text:p>141,7284615427</text:p>
          </table:table-cell>
          <table:table-cell office:value-type="float" office:value="12">
            <text:p>12</text:p>
          </table:table-cell>
          <table:table-cell table:formula="of:=[.E11]/[.F11]" office:value-type="float" office:value="11.8107051285605">
            <text:p>11,8107051286</text:p>
          </table:table-cell>
          <table:table-cell table:formula="of:=[.E11]/[.$G$13]" office:value-type="float" office:value="11.9982890959714">
            <text:p>11,9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5418">
            <text:p>0,15418</text:p>
          </table:table-cell>
          <table:table-cell table:number-columns-repeated="4"/>
          <table:table-cell table:formula="of:=AVERAGE([.G1:.G11])" office:value-type="float" office:value="11.8123892839283">
            <text:p>11,812389283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table:formula="of:=1/[.D1]*[.D1]" office:value-type="float" office:value="1">
            <text:p>1,00000</text:p>
          </table:table-cell>
          <table:table-cell table:number-columns-repeated="3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unkalap2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3" office:value-type="float" office:value="1">
            <text:p>1</text:p>
          </table:table-cell>
          <table:table-cell table:formula="of:=[.A1]*[.A1]+[.B1]*[.B1]+[.C1]*[.C1]" office:value-type="float" office:value="3">
            <text:p>3</text:p>
          </table:table-cell>
          <table:table-cell office:value-type="float" office:value="38.369">
            <text:p>38,369</text:p>
          </table:table-cell>
          <table:table-cell table:formula="of:=PI()/360*[.E1]" office:value-type="float" office:value="0.334832690348852">
            <text:p>0,3348326903</text:p>
          </table:table-cell>
          <table:table-cell table:formula="of:=COT([.F1])" office:value-type="float" office:value="2.87411210643077">
            <text:p>2,8741121064</text:p>
          </table:table-cell>
          <table:table-cell table:formula="of:=COS([.F1])" office:value-type="float" office:value="0.944465302669294">
            <text:p>0,9444653027</text:p>
          </table:table-cell>
          <table:table-cell table:formula="of:=[.$B$12]/(SIN([.F1])*2)" office:value-type="float" office:value="0.234593374323598">
            <text:p>0,2345933743</text:p>
          </table:table-cell>
          <table:table-cell table:formula="of:=(SQRT([.D1])*[.I1])" office:value-type="float" office:value="0.406327643447496">
            <text:p>0,4063276434</text:p>
          </table:table-cell>
          <table:table-cell table:formula="of:=([.G1]+[.H1]/[.F1])*[.H1]" office:value-type="float" office:value="5.37856014874676">
            <text:p>5,378560148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A2]*[.A2]+[.B2]*[.B2]+[.C2]*[.C2]" office:value-type="float" office:value="4">
            <text:p>4</text:p>
          </table:table-cell>
          <table:table-cell office:value-type="float" office:value="44.48">
            <text:p>44,48</text:p>
          </table:table-cell>
          <table:table-cell table:formula="of:=PI()/360*[.E2]" office:value-type="float" office:value="0.388161225643539">
            <text:p>0,3881612256</text:p>
          </table:table-cell>
          <table:table-cell table:formula="of:=COT([.F2])" office:value-type="float" office:value="2.44554342653964">
            <text:p>2,4455434265</text:p>
          </table:table-cell>
          <table:table-cell table:formula="of:=COS([.F2])" office:value-type="float" office:value="0.925606576571252">
            <text:p>0,9256065766</text:p>
          </table:table-cell>
          <table:table-cell table:formula="of:=[.$B$12]/(SIN([.F2])*2)" office:value-type="float" office:value="0.203679346629435">
            <text:p>0,2036793466</text:p>
          </table:table-cell>
          <table:table-cell table:formula="of:=(SQRT([.D2])*[.I2])" office:value-type="float" office:value="0.40735869325887">
            <text:p>0,4073586933</text:p>
          </table:table-cell>
          <table:table-cell table:formula="of:=([.G2]+[.H2]/[.F2])*[.H2]" office:value-type="float" office:value="4.47080612567435">
            <text:p>4,470806125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3]*[.A3]+[.B3]*[.B3]+[.C3]*[.C3]" office:value-type="float" office:value="8">
            <text:p>8</text:p>
          </table:table-cell>
          <table:table-cell office:value-type="float" office:value="64.83">
            <text:p>64,83</text:p>
          </table:table-cell>
          <table:table-cell table:formula="of:=PI()/360*[.E3]" office:value-type="float" office:value="0.565748477033962">
            <text:p>0,565748477</text:p>
          </table:table-cell>
          <table:table-cell table:formula="of:=COT([.F3])" office:value-type="float" office:value="1.57483639357808">
            <text:p>1,5748363936</text:p>
          </table:table-cell>
          <table:table-cell table:formula="of:=COS([.F3])" office:value-type="float" office:value="0.844187617442064">
            <text:p>0,8441876174</text:p>
          </table:table-cell>
          <table:table-cell table:formula="of:=[.$B$12]/(SIN([.F3])*2)" office:value-type="float" office:value="0.143811796184355">
            <text:p>0,1438117962</text:p>
          </table:table-cell>
          <table:table-cell table:formula="of:=(SQRT([.D3])*[.I3])" office:value-type="float" office:value="0.4067611851863">
            <text:p>0,4067611852</text:p>
          </table:table-cell>
          <table:table-cell table:formula="of:=([.G3]+[.H3]/[.F3])*[.H3]" office:value-type="float" office:value="2.58912093022451">
            <text:p>2,589120930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A4]*[.A4]+[.B4]*[.B4]+[.C4]*[.C4]" office:value-type="float" office:value="11">
            <text:p>11</text:p>
          </table:table-cell>
          <table:table-cell office:value-type="float" office:value="77.805">
            <text:p>77,805</text:p>
          </table:table-cell>
          <table:table-cell table:formula="of:=PI()/360*[.E4]" office:value-type="float" office:value="0.678976712257094">
            <text:p>0,6789767123</text:p>
          </table:table-cell>
          <table:table-cell table:formula="of:=COT([.F4])" office:value-type="float" office:value="1.2392029420345">
            <text:p>1,239202942</text:p>
          </table:table-cell>
          <table:table-cell table:formula="of:=COS([.F4])" office:value-type="float" office:value="0.778215747727855">
            <text:p>0,7782157477</text:p>
          </table:table-cell>
          <table:table-cell table:formula="of:=[.$B$12]/(SIN([.F4])*2)" office:value-type="float" office:value="0.122755360682893">
            <text:p>0,1227553607</text:p>
          </table:table-cell>
          <table:table-cell table:formula="of:=(SQRT([.D4])*[.I4])" office:value-type="float" office:value="0.4071334723899">
            <text:p>0,4071334724</text:p>
          </table:table-cell>
          <table:table-cell table:formula="of:=([.G4]+[.H4]/[.F4])*[.H4]" office:value-type="float" office:value="1.85632677539715">
            <text:p>1,856326775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formula="of:=[.A5]*[.A5]+[.B5]*[.B5]+[.C5]*[.C5]" office:value-type="float" office:value="12">
            <text:p>12</text:p>
          </table:table-cell>
          <table:table-cell office:value-type="float" office:value="82.014">
            <text:p>82,014</text:p>
          </table:table-cell>
          <table:table-cell table:formula="of:=PI()/360*[.E5]" office:value-type="float" office:value="0.715707166365315">
            <text:p>0,7157071664</text:p>
          </table:table-cell>
          <table:table-cell table:formula="of:=COT([.F5])" office:value-type="float" office:value="1.15008459666605">
            <text:p>1,1500845967</text:p>
          </table:table-cell>
          <table:table-cell table:formula="of:=COS([.F5])" office:value-type="float" office:value="0.754629421859475">
            <text:p>0,7546294219</text:p>
          </table:table-cell>
          <table:table-cell table:formula="of:=[.$B$12]/(SIN([.F5])*2)" office:value-type="float" office:value="0.117488159073522">
            <text:p>0,1174881591</text:p>
          </table:table-cell>
          <table:table-cell table:formula="of:=(SQRT([.D5])*[.I5])" office:value-type="float" office:value="0.406990921606149">
            <text:p>0,4069909216</text:p>
          </table:table-cell>
          <table:table-cell table:formula="of:=([.G5]+[.H5]/[.F5])*[.H5]" office:value-type="float" office:value="1.66355605807159">
            <text:p>1,663556058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A6]*[.A6]+[.B6]*[.B6]+[.C6]*[.C6]" office:value-type="float" office:value="16">
            <text:p>16</text:p>
          </table:table-cell>
          <table:table-cell office:value-type="float" office:value="98.5">
            <text:p>98,5</text:p>
          </table:table-cell>
          <table:table-cell table:formula="of:=PI()/360*[.E6]" office:value-type="float" office:value="0.859574656607207">
            <text:p>0,8595746566</text:p>
          </table:table-cell>
          <table:table-cell table:formula="of:=COT([.F6])" office:value-type="float" office:value="0.861655126514934">
            <text:p>0,8616551265</text:p>
          </table:table-cell>
          <table:table-cell table:formula="of:=COS([.F6])" office:value-type="float" office:value="0.652759752462722">
            <text:p>0,6527597525</text:p>
          </table:table-cell>
          <table:table-cell table:formula="of:=[.$B$12]/(SIN([.F6])*2)" office:value-type="float" office:value="0.101760247093098">
            <text:p>0,1017602471</text:p>
          </table:table-cell>
          <table:table-cell table:formula="of:=(SQRT([.D6])*[.I6])" office:value-type="float" office:value="0.407040988372393">
            <text:p>0,4070409884</text:p>
          </table:table-cell>
          <table:table-cell table:formula="of:=([.G6]+[.H6]/[.F6])*[.H6]" office:value-type="float" office:value="1.05815860011793">
            <text:p>1,058158600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7]*[.A7]+[.B7]*[.B7]+[.C7]*[.C7]" office:value-type="float" office:value="19">
            <text:p>19</text:p>
          </table:table-cell>
          <table:table-cell office:value-type="float" office:value="111.1">
            <text:p>111,1</text:p>
          </table:table-cell>
          <table:table-cell table:formula="of:=PI()/360*[.E7]" office:value-type="float" office:value="0.96953039948285">
            <text:p>0,9695303995</text:p>
          </table:table-cell>
          <table:table-cell table:formula="of:=COT([.F7])" office:value-type="float" office:value="0.685996856209632">
            <text:p>0,6859968562</text:p>
          </table:table-cell>
          <table:table-cell table:formula="of:=COS([.F7])" office:value-type="float" office:value="0.565686835572452">
            <text:p>0,5656868356</text:p>
          </table:table-cell>
          <table:table-cell table:formula="of:=[.$B$12]/(SIN([.F7])*2)" office:value-type="float" office:value="0.0934854663741372">
            <text:p>0,0934854664</text:p>
          </table:table-cell>
          <table:table-cell table:formula="of:=(SQRT([.D7])*[.I7])" office:value-type="float" office:value="0.407493700614634">
            <text:p>0,4074937006</text:p>
          </table:table-cell>
          <table:table-cell table:formula="of:=([.G7]+[.H7]/[.F7])*[.H7]" office:value-type="float" office:value="0.718117732562656">
            <text:p>0,718117732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8]*[.A8]+[.B8]*[.B8]+[.C8]*[.C8]" office:value-type="float" office:value="20">
            <text:p>20</text:p>
          </table:table-cell>
          <table:table-cell office:value-type="float" office:value="115.83">
            <text:p>115,83</text:p>
          </table:table-cell>
          <table:table-cell table:formula="of:=PI()/360*[.E8]" office:value-type="float" office:value="1.01080743629252">
            <text:p>1,0108074363</text:p>
          </table:table-cell>
          <table:table-cell table:formula="of:=COT([.F8])" office:value-type="float" office:value="0.626934058900196">
            <text:p>0,6269340589</text:p>
          </table:table-cell>
          <table:table-cell table:formula="of:=COS([.F8])" office:value-type="float" office:value="0.531176785309465">
            <text:p>0,5311767853</text:p>
          </table:table-cell>
          <table:table-cell table:formula="of:=[.$B$12]/(SIN([.F8])*2)" office:value-type="float" office:value="0.0909873095686189">
            <text:p>0,0909873096</text:p>
          </table:table-cell>
          <table:table-cell table:formula="of:=(SQRT([.D8])*[.I8])" office:value-type="float" office:value="0.406907618570498">
            <text:p>0,4069076186</text:p>
          </table:table-cell>
          <table:table-cell table:formula="of:=([.G8]+[.H8]/[.F8])*[.H8]" office:value-type="float" office:value="0.612144893140126">
            <text:p>0,612144893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A9]*[.A9]+[.B9]*[.B9]+[.C9]*[.C9]" office:value-type="float" office:value="24">
            <text:p>24</text:p>
          </table:table-cell>
          <table:table-cell office:value-type="float" office:value="135.96">
            <text:p>135,96</text:p>
          </table:table-cell>
          <table:table-cell table:formula="of:=PI()/360*[.E9]" office:value-type="float" office:value="1.18647482550575">
            <text:p>1,1864748255</text:p>
          </table:table-cell>
          <table:table-cell table:formula="of:=COT([.F9])" office:value-type="float" office:value="0.404432329504514">
            <text:p>0,4044323295</text:p>
          </table:table-cell>
          <table:table-cell table:formula="of:=COS([.F9])" office:value-type="float" office:value="0.374930218807671">
            <text:p>0,3749302188</text:p>
          </table:table-cell>
          <table:table-cell table:formula="of:=[.$B$12]/(SIN([.F9])*2)" office:value-type="float" office:value="0.0831559760124224">
            <text:p>0,083155976</text:p>
          </table:table-cell>
          <table:table-cell table:formula="of:=(SQRT([.D9])*[.I9])" office:value-type="float" office:value="0.407379420587105">
            <text:p>0,4073794206</text:p>
          </table:table-cell>
          <table:table-cell table:formula="of:=([.G9]+[.H9]/[.F9])*[.H9]" office:value-type="float" office:value="0.270113169919454">
            <text:p>0,27011316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theta</text:p>
          </table:table-cell>
          <table:table-cell office:value-type="string">
            <text:p>cotangens </text:p>
          </table:table-cell>
          <table:table-cell office:value-type="string">
            <text:p>cos </text:p>
          </table:table-cell>
          <table:table-cell office:value-type="string">
            <text:p>dhkl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Kalib</text:p>
          </table:table-cell>
          <table:table-cell/>
        </table:table-row>
        <table:table-row table:style-name="ro1">
          <table:table-cell office:value-type="float" office:value="4.0494">
            <text:p>4,0494</text:p>
          </table:table-cell>
          <table:table-cell office:value-type="float" office:value="0.15418">
            <text:p>0,15418</text:p>
          </table:table-cell>
          <table:table-cell table:number-columns-repeated="8"/>
          <table:table-cell office:value-type="string">
            <text:p>a0</text:p>
          </table:table-cell>
          <table:table-cell/>
          <table:table-cell office:value-type="string">
            <text:p>Slope</text:p>
          </table:table-cell>
          <table:table-cell office:value-type="string">
            <text:p>Intercept</text:p>
          </table:table-cell>
        </table:table-row>
        <table:table-row table:style-name="ro1">
          <table:table-cell table:number-columns-repeated="10"/>
          <table:table-cell office:value-type="float" office:value="0.40727">
            <text:p>0,40727</text:p>
          </table:table-cell>
          <table:table-cell/>
          <table:table-cell office:value-type="float" office:value="2288.70105">
            <text:p>2288,70105</text:p>
          </table:table-cell>
          <table:table-cell office:value-type="float" office:value="-926.59194">
            <text:p>-926,59194</text:p>
          </table:table-cell>
        </table:table-row>
        <table:table-row table:style-name="ro1">
          <table:table-cell office:value-type="float" office:value="38.369">
            <text:p>38,369</text:p>
          </table:table-cell>
          <table:table-cell table:number-columns-repeated="13"/>
        </table:table-row>
        <table:table-row table:style-name="ro1">
          <table:table-cell office:value-type="float" office:value="44.48">
            <text:p>44,48</text:p>
          </table:table-cell>
          <table:table-cell table:number-columns-repeated="9"/>
          <table:table-cell office:value-type="string">
            <text:p>atMg</text:p>
          </table:table-cell>
          <table:table-cell office:value-type="string">
            <text:p>sMg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13]*[.M13]+[.N13]" office:value-type="float" office:value="5.52733663350011">
            <text:p>5,5273366335</text:p>
          </table:table-cell>
          <table:table-cell table:formula="of:=[.K16]/100*24.3/((1-[.K16]/100)*26.98+[.K16]/100*24.3)*100" office:value-type="float" office:value="5.00577460005887">
            <text:p>5,0057746001</text:p>
          </table:table-cell>
          <table:table-cell table:number-columns-repeated="2"/>
        </table:table-row>
      </table:table>
      <table:table table:name="Munkalap3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]*[.A1]+[.B1]*[.B1]+[.C1]*[.C1]" office:value-type="float" office:value="2">
            <text:p>2</text:p>
          </table:table-cell>
          <table:table-cell office:value-type="float" office:value="38.37">
            <text:p>38,37</text:p>
          </table:table-cell>
          <table:table-cell table:formula="of:=PI()/360*[.E1]" office:value-type="float" office:value="0.334841416995112">
            <text:p>0,334841417</text:p>
          </table:table-cell>
          <table:table-cell table:formula="of:=COT([.F1])" office:value-type="float" office:value="2.87403129517191">
            <text:p>2,8740312952</text:p>
          </table:table-cell>
          <table:table-cell table:formula="of:=COS([.F1])" office:value-type="float" office:value="0.944462434960014">
            <text:p>0,944462435</text:p>
          </table:table-cell>
          <table:table-cell table:formula="of:=[.$B$11]/(SIN([.F1])*2)" office:value-type="float" office:value="0.234587490559307">
            <text:p>0,2345874906</text:p>
          </table:table-cell>
          <table:table-cell table:formula="of:=(SQRT([.D1])*[.I1])" office:value-type="float" office:value="0.331756810712042">
            <text:p>0,3317568107</text:p>
          </table:table-cell>
          <table:table-cell table:formula="of:=([.G1]+[.H1]/[.F1])*[.H1]" office:value-type="float" office:value="5.37838997510364">
            <text:p>5,3783899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A2]*[.A2]+[.B2]*[.B2]+[.C2]*[.C2]" office:value-type="float" office:value="4">
            <text:p>4</text:p>
          </table:table-cell>
          <table:table-cell office:value-type="float" office:value="55.8">
            <text:p>55,8</text:p>
          </table:table-cell>
          <table:table-cell table:formula="of:=PI()/360*[.E2]" office:value-type="float" office:value="0.486946861306418">
            <text:p>0,4869468613</text:p>
          </table:table-cell>
          <table:table-cell table:formula="of:=COT([.F2])" office:value-type="float" office:value="1.88867134163107">
            <text:p>1,8886713416</text:p>
          </table:table-cell>
          <table:table-cell table:formula="of:=COS([.F2])" office:value-type="float" office:value="0.883765630088693">
            <text:p>0,8837656301</text:p>
          </table:table-cell>
          <table:table-cell table:formula="of:=[.$B$11]/(SIN([.F2])*2)" office:value-type="float" office:value="0.164746929241554">
            <text:p>0,1647469292</text:p>
          </table:table-cell>
          <table:table-cell table:formula="of:=(SQRT([.D2])*[.I2])" office:value-type="float" office:value="0.329493858483107">
            <text:p>0,3294938585</text:p>
          </table:table-cell>
          <table:table-cell table:formula="of:=([.G2]+[.H2]/[.F2])*[.H2]" office:value-type="float" office:value="3.27309953508544">
            <text:p>3,2730995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3]*[.A3]+[.B3]*[.B3]+[.C3]*[.C3]" office:value-type="float" office:value="6">
            <text:p>6</text:p>
          </table:table-cell>
          <table:table-cell office:value-type="float" office:value="69.84">
            <text:p>69,84</text:p>
          </table:table-cell>
          <table:table-cell table:formula="of:=PI()/360*[.E3]" office:value-type="float" office:value="0.60946897479642">
            <text:p>0,6094689748</text:p>
          </table:table-cell>
          <table:table-cell table:formula="of:=COT([.F3])" office:value-type="float" office:value="1.43240058107109">
            <text:p>1,4324005811</text:p>
          </table:table-cell>
          <table:table-cell table:formula="of:=COS([.F3])" office:value-type="float" office:value="0.819952109325452">
            <text:p>0,8199521093</text:p>
          </table:table-cell>
          <table:table-cell table:formula="of:=[.$B$11]/(SIN([.F3])*2)" office:value-type="float" office:value="0.134670988145408">
            <text:p>0,1346709881</text:p>
          </table:table-cell>
          <table:table-cell table:formula="of:=(SQRT([.D3])*[.I3])" office:value-type="float" office:value="0.329875204112652">
            <text:p>0,3298752041</text:p>
          </table:table-cell>
          <table:table-cell table:formula="of:=([.G3]+[.H3]/[.F3])*[.H3]" office:value-type="float" office:value="2.27762651659443">
            <text:p>2,277626516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4]*[.A4]+[.B4]*[.B4]+[.C4]*[.C4]" office:value-type="float" office:value="8">
            <text:p>8</text:p>
          </table:table-cell>
          <table:table-cell office:value-type="float" office:value="82.56">
            <text:p>82,56</text:p>
          </table:table-cell>
          <table:table-cell table:formula="of:=PI()/360*[.E4]" office:value-type="float" office:value="0.720471915223259">
            <text:p>0,7204719152</text:p>
          </table:table-cell>
          <table:table-cell table:formula="of:=COT([.F4])" office:value-type="float" office:value="1.13907777292572">
            <text:p>1,1390777729</text:p>
          </table:table-cell>
          <table:table-cell table:formula="of:=COS([.F4])" office:value-type="float" office:value="0.751494471772696">
            <text:p>0,7514944718</text:p>
          </table:table-cell>
          <table:table-cell table:formula="of:=[.$B$11]/(SIN([.F4])*2)" office:value-type="float" office:value="0.116849170304215">
            <text:p>0,1168491703</text:p>
          </table:table-cell>
          <table:table-cell table:formula="of:=(SQRT([.D4])*[.I4])" office:value-type="float" office:value="0.330499362792529">
            <text:p>0,3304993628</text:p>
          </table:table-cell>
          <table:table-cell table:formula="of:=([.G4]+[.H4]/[.F4])*[.H4]" office:value-type="float" office:value="1.63986346736627">
            <text:p>1,63986346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5]*[.A5]+[.B5]*[.B5]+[.C5]*[.C5]" office:value-type="float" office:value="10">
            <text:p>10</text:p>
          </table:table-cell>
          <table:table-cell office:value-type="float" office:value="95.17">
            <text:p>95,17</text:p>
          </table:table-cell>
          <table:table-cell table:formula="of:=PI()/360*[.E5]" office:value-type="float" office:value="0.830514924561502">
            <text:p>0,8305149246</text:p>
          </table:table-cell>
          <table:table-cell table:formula="of:=COT([.F5])" office:value-type="float" office:value="0.913605682329828">
            <text:p>0,9136056823</text:p>
          </table:table-cell>
          <table:table-cell table:formula="of:=COS([.F5])" office:value-type="float" office:value="0.674495691629629">
            <text:p>0,6744956916</text:p>
          </table:table-cell>
          <table:table-cell table:formula="of:=[.$B$11]/(SIN([.F5])*2)" office:value-type="float" office:value="0.104418549925268">
            <text:p>0,1044185499</text:p>
          </table:table-cell>
          <table:table-cell table:formula="of:=(SQRT([.D5])*[.I5])" office:value-type="float" office:value="0.330200447735851">
            <text:p>0,3302004477</text:p>
          </table:table-cell>
          <table:table-cell table:formula="of:=([.G5]+[.H5]/[.F5])*[.H5]" office:value-type="float" office:value="1.16400908401061">
            <text:p>1,164009084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formula="of:=[.A6]*[.A6]+[.B6]*[.B6]+[.C6]*[.C6]" office:value-type="float" office:value="12">
            <text:p>12</text:p>
          </table:table-cell>
          <table:table-cell office:value-type="float" office:value="107.94">
            <text:p>107,94</text:p>
          </table:table-cell>
          <table:table-cell table:formula="of:=PI()/360*[.E6]" office:value-type="float" office:value="0.94195419730134">
            <text:p>0,9419541973</text:p>
          </table:table-cell>
          <table:table-cell table:formula="of:=COT([.F6])" office:value-type="float" office:value="0.727342820266342">
            <text:p>0,7273428203</text:p>
          </table:table-cell>
          <table:table-cell table:formula="of:=COS([.F6])" office:value-type="float" office:value="0.58820877200848">
            <text:p>0,588208772</text:p>
          </table:table-cell>
          <table:table-cell table:formula="of:=[.$B$11]/(SIN([.F6])*2)" office:value-type="float" office:value="0.0953247565874858">
            <text:p>0,0953247566</text:p>
          </table:table-cell>
          <table:table-cell table:formula="of:=(SQRT([.D6])*[.I6])" office:value-type="float" office:value="0.330214643257323">
            <text:p>0,3302146433</text:p>
          </table:table-cell>
          <table:table-cell table:formula="of:=([.G6]+[.H6]/[.F6])*[.H6]" office:value-type="float" office:value="0.795139812779911">
            <text:p>0,79513981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7]*[.A7]+[.B7]*[.B7]+[.C7]*[.C7]" office:value-type="float" office:value="14">
            <text:p>14</text:p>
          </table:table-cell>
          <table:table-cell office:value-type="float" office:value="121.59">
            <text:p>121,59</text:p>
          </table:table-cell>
          <table:table-cell table:formula="of:=PI()/360*[.E7]" office:value-type="float" office:value="1.06107291874995">
            <text:p>1,0610729187</text:p>
          </table:table-cell>
          <table:table-cell table:formula="of:=COT([.F7])" office:value-type="float" office:value="0.558995639161821">
            <text:p>0,5589956392</text:p>
          </table:table-cell>
          <table:table-cell table:formula="of:=COS([.F7])" office:value-type="float" office:value="0.487935834102813">
            <text:p>0,4879358341</text:p>
          </table:table-cell>
          <table:table-cell table:formula="of:=[.$B$11]/(SIN([.F7])*2)" office:value-type="float" office:value="0.0883168867935711">
            <text:p>0,0883168868</text:p>
          </table:table-cell>
          <table:table-cell table:formula="of:=(SQRT([.D7])*[.I7])" office:value-type="float" office:value="0.330451531848043">
            <text:p>0,3304515318</text:p>
          </table:table-cell>
          <table:table-cell table:formula="of:=([.G7]+[.H7]/[.F7])*[.H7]" office:value-type="float" office:value="0.49713196466176">
            <text:p>0,497131964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A8]*[.A8]+[.B8]*[.B8]+[.C8]*[.C8]" office:value-type="float" office:value="16">
            <text:p>16</text:p>
          </table:table-cell>
          <table:table-cell office:value-type="float" office:value="137.87">
            <text:p>137,87</text:p>
          </table:table-cell>
          <table:table-cell table:formula="of:=PI()/360*[.E8]" office:value-type="float" office:value="1.20314271986229">
            <text:p>1,2031427199</text:p>
          </table:table-cell>
          <table:table-cell table:formula="of:=COT([.F8])" office:value-type="float" office:value="0.385166231773026">
            <text:p>0,3851662318</text:p>
          </table:table-cell>
          <table:table-cell table:formula="of:=COS([.F8])" office:value-type="float" office:value="0.359426832104673">
            <text:p>0,3594268321</text:p>
          </table:table-cell>
          <table:table-cell table:formula="of:=[.$B$11]/(SIN([.F8])*2)" office:value-type="float" office:value="0.082610595968905">
            <text:p>0,082610596</text:p>
          </table:table-cell>
          <table:table-cell table:formula="of:=(SQRT([.D8])*[.I8])" office:value-type="float" office:value="0.33044238387562">
            <text:p>0,3304423839</text:p>
          </table:table-cell>
          <table:table-cell table:formula="of:=([.G8]+[.H8]/[.F8])*[.H8]" office:value-type="float" office:value="0.245814243165001">
            <text:p>0,2458142432</text:p>
          </table:table-cell>
        </table:table-row>
        <table:table-row table:style-name="ro1">
          <table:table-cell table:number-columns-repeated="5"/>
          <table:table-cell office:value-type="string">
            <text:p>theta</text:p>
          </table:table-cell>
          <table:table-cell office:value-type="string">
            <text:p>cotangens </text:p>
          </table:table-cell>
          <table:table-cell office:value-type="string">
            <text:p>cos </text:p>
          </table:table-cell>
          <table:table-cell office:value-type="string">
            <text:p>dhkl</text:p>
          </table:table-cell>
          <table:table-cell office:value-type="string">
            <text:p>ahkl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.0494">
            <text:p>4,0494</text:p>
          </table:table-cell>
          <table:table-cell office:value-type="float" office:value="0.15418">
            <text:p>0,15418</text:p>
          </table:table-cell>
          <table:table-cell table:number-columns-repeated="8"/>
          <table:table-cell office:value-type="string">
            <text:p>a0</text:p>
          </table:table-cell>
        </table:table-row>
        <table:table-row table:style-name="ro1">
          <table:table-cell table:number-columns-repeated="10"/>
          <table:table-cell office:value-type="float" office:value="0.40727">
            <text:p>0,40727</text:p>
          </table:table-cell>
        </table:table-row>
        <table:table-row table:style-name="ro1">
          <table:table-cell office:value-type="float" office:value="38.369">
            <text:p>38,369</text:p>
          </table:table-cell>
          <table:table-cell table:number-columns-repeated="10"/>
        </table:table-row>
        <table:table-row table:style-name="ro1">
          <table:table-cell office:value-type="float" office:value="44.48">
            <text:p>44,48</text:p>
          </table:table-cell>
          <table:table-cell table:number-columns-repeated="9"/>
          <table:table-cell office:value-type="string">
            <text:p>atMg</text:p>
          </table:table-cell>
        </table:table-row>
        <table:table-row table:style-name="ro1">
          <table:table-cell table:number-columns-repeated="10"/>
          <table:table-cell table:formula="of:=[.K12]*[.M12]+[.N12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2018.04.22</text:date>, <text:time>04:01:5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TG Labor</meta:initial-creator>
    <meta:creation-date>2018-04-12T08:04:35.15</meta:creation-date>
    <dc:date>2018-04-22T04:01:58.35</dc:date>
    <meta:editing-duration>PT9H8M49S</meta:editing-duration>
    <meta:editing-cycles>4</meta:editing-cycles>
    <meta:generator>OpenOffice/4.1.2$Win32 OpenOffice.org_project/412m3$Build-9782</meta:generator>
    <meta:document-statistic meta:table-count="3" meta:cell-count="313" meta:object-count="0"/>
  </office:meta>
</office:document-meta>
</file>